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Ejercicio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plicación</text:p>
          </table:table-cell>
          <table:table-cell office:value-type="string" calcext:value-type="string">
            <text:p>T alg. 1</text:p>
          </table:table-cell>
          <table:table-cell office:value-type="string" calcext:value-type="string">
            <text:p>T alg. 2</text:p>
          </table:table-cell>
          <table:table-cell/>
          <table:table-cell office:value-type="string" calcext:value-type="string">
            <text:p>Diferenci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.3" calcext:value-type="float">
            <text:p>56.3</text:p>
          </table:table-cell>
          <table:table-cell office:value-type="float" office:value="58.1" calcext:value-type="float">
            <text:p>58.1</text:p>
          </table:table-cell>
          <table:table-cell/>
          <table:table-cell table:formula="of:=[.B2]-[.C2]" office:value-type="float" office:value="-1.8" calcext:value-type="float">
            <text:p>-1.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4.3" calcext:value-type="float">
            <text:p>54.3</text:p>
          </table:table-cell>
          <table:table-cell/>
          <table:table-cell table:formula="of:=[.B3]-[.C3]" office:value-type="float" office:value="0.700000000000003" calcext:value-type="float">
            <text:p>0.70000000000000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.1" calcext:value-type="float">
            <text:p>59.1</text:p>
          </table:table-cell>
          <table:table-cell office:value-type="float" office:value="59.2" calcext:value-type="float">
            <text:p>59.2</text:p>
          </table:table-cell>
          <table:table-cell/>
          <table:table-cell table:formula="of:=[.B4]-[.C4]" office:value-type="float" office:value="-0.100000000000001" calcext:value-type="float">
            <text:p>-0.10000000000000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.5" calcext:value-type="float">
            <text:p>64.5</text:p>
          </table:table-cell>
          <table:table-cell office:value-type="float" office:value="58.9" calcext:value-type="float">
            <text:p>58.9</text:p>
          </table:table-cell>
          <table:table-cell/>
          <table:table-cell table:formula="of:=[.B5]-[.C5]"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.5" calcext:value-type="float">
            <text:p>59.5</text:p>
          </table:table-cell>
          <table:table-cell office:value-type="float" office:value="56.7" calcext:value-type="float">
            <text:p>56.7</text:p>
          </table:table-cell>
          <table:table-cell/>
          <table:table-cell table:formula="of:=[.B6]-[.C6]"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.2" calcext:value-type="float">
            <text:p>57.2</text:p>
          </table:table-cell>
          <table:table-cell office:value-type="float" office:value="57.6" calcext:value-type="float">
            <text:p>57.6</text:p>
          </table:table-cell>
          <table:table-cell/>
          <table:table-cell table:formula="of:=[.B7]-[.C7]" office:value-type="float" office:value="-0.399999999999999" calcext:value-type="float">
            <text:p>-0.39999999999999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.8" calcext:value-type="float">
            <text:p>62.8</text:p>
          </table:table-cell>
          <table:table-cell office:value-type="float" office:value="58.4" calcext:value-type="float">
            <text:p>58.4</text:p>
          </table:table-cell>
          <table:table-cell/>
          <table:table-cell table:formula="of:=[.B8]-[.C8]"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.6" calcext:value-type="float">
            <text:p>59.6</text:p>
          </table:table-cell>
          <table:table-cell office:value-type="float" office:value="61.8" calcext:value-type="float">
            <text:p>61.8</text:p>
          </table:table-cell>
          <table:table-cell/>
          <table:table-cell table:formula="of:=[.B9]-[.C9]" office:value-type="float" office:value="-2.2" calcext:value-type="float">
            <text:p>-2.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1">
            <text:p>Intervalo de confianza</text:p>
          </table:table-cell>
          <table:covered-table-cell/>
          <table:table-cell/>
        </table:table-row>
        <table:table-row table:style-name="ro1">
          <table:table-cell table:number-columns-repeated="3"/>
          <table:table-cell office:value-type="string" calcext:value-type="string">
            <text:p>Promedio</text:p>
          </table:table-cell>
          <table:table-cell table:formula="of:=AVERAGE([.E2:.E9])" office:value-type="float" office:value="1.125" calcext:value-type="float">
            <text:p>1.125</text:p>
          </table:table-cell>
          <table:table-cell table:formula="of:=[.E12]-[.E13]*[.E14]/SQRT(8)" office:value-type="float" office:value="-1.26430291273696" calcext:value-type="float">
            <text:p>-1.26430291273696</text:p>
          </table:table-cell>
          <table:table-cell table:formula="of:=[.E12]+[.E13]*[.E14]/SQRT(8)" office:value-type="float" office:value="3.51430291273696" calcext:value-type="float">
            <text:p>3.5143029127369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sviación</text:p>
          </table:table-cell>
          <table:table-cell table:formula="of:=STDEV([.E2:.E9])" office:value-type="float" office:value="2.85794631560097" calcext:value-type="float">
            <text:p>2.857946315600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eficiente t</text:p>
          </table:table-cell>
          <table:table-cell table:formula="of:=TINV(0.05; 7)" office:value-type="float" office:value="2.36462425159279" calcext:value-type="float">
            <text:p>2.364624251592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table:formula="of:=COUNT([.A2:.A9])" office:value-type="float" office:value="8" calcext:value-type="float">
            <text:p>8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stadístico t</text:p>
          </table:table-cell>
          <table:table-cell table:formula="of:=([.E12]-0)/[.E13]*SQRT(8)" office:value-type="float" office:value="1.11338008624223" calcext:value-type="float">
            <text:p>1.11338008624223</text:p>
          </table:table-cell>
          <table:table-cell table:style-name="ce1" table:formula="of:=IF([.E19]&lt;[.E14]; &quot;Se acepta la hipótesis&quot;; &quot;No se acepta la hipótesis&quot;)" office:value-type="string" office:string-value="Se acepta la hipótesis" calcext:value-type="string" table:number-columns-spanned="2" table:number-rows-spanned="1">
            <text:p>Se acepta la hipótesis</text:p>
          </table:table-cell>
          <table:covered-table-cell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an</text:p>
          </table:table-cell>
          <table:table-cell table:formula="of:=AVERAGE([$Ejercicio1.$B$2:.$B$9])" office:value-type="float" office:value="59.25" calcext:value-type="float">
            <text:p>59.25</text:p>
          </table:table-cell>
          <table:table-cell table:formula="of:=AVERAGE([$Ejercicio1.$C$2:.$C$9])" office:value-type="float" office:value="58.125" calcext:value-type="float">
            <text:p>58.1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riance</text:p>
          </table:table-cell>
          <table:table-cell table:formula="of:=VAR([$Ejercicio1.$B$2:.$B$9])" office:value-type="float" office:value="10.1914285714286" calcext:value-type="float">
            <text:p>10.1914285714286</text:p>
          </table:table-cell>
          <table:table-cell table:formula="of:=VAR([$Ejercicio1.$C$2:.$C$9])" office:value-type="float" office:value="4.61071428571429" calcext:value-type="float">
            <text:p>4.610714285714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bservations</text:p>
          </table:table-cell>
          <table:table-cell table:formula="of:=COUNT([$Ejercicio1.$B$2:.$B$9])" office:value-type="float" office:value="8" calcext:value-type="float">
            <text:p>8</text:p>
          </table:table-cell>
          <table:table-cell table:formula="of:=COUNT([$Ejercicio1.$C$2:.$C$9])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earson Correlation</text:p>
          </table:table-cell>
          <table:table-cell table:formula="of:=CORREL([$Ejercicio1.$B$2:.$B$9];[$Ejercicio1.$C$2:.$C$9])" office:value-type="float" office:value="0.483907705259541" calcext:value-type="float">
            <text:p>0.483907705259541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Ejercicio1.$B$2:.$B$9]); 1; 0) * IF(ISNUMBER([$Ejercicio1.$C$2:.$C$9]); 1; 0)); [$Ejercicio1.$B$2:.$B$9] - [$Ejercicio1.$C$2:.$C$9]; &quot;NA&quot;))" office:value-type="float" office:value="1.125" calcext:value-type="float">
            <text:p>1.12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Ejercicio1.$B$2:.$B$9]); 1; 0) * IF(ISNUMBER([$Ejercicio1.$C$2:.$C$9]); 1; 0)); [$Ejercicio1.$B$2:.$B$9] - [$Ejercicio1.$C$2:.$C$9]; &quot;NA&quot;))" office:value-type="float" office:value="8.16785714285714" calcext:value-type="float">
            <text:p>8.1678571428571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Ejercicio1.$B$2:.$B$9]); 1; 0) * IF(ISNUMBER([$Ejercicio1.$C$2:.$C$9]); 1; 0)) - 1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 Stat</text:p>
          </table:table-cell>
          <table:table-cell table:formula="of:=([$Ejercicio1.$G$29] - [$Ejercicio1.$G$23]) / ([$Ejercicio1.$G$30] / ( [$Ejercicio1.$G$31] + 1)) ^ 0.5" office:value-type="float" office:value="1.11338008624223" calcext:value-type="float">
            <text:p>1.11338008624223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 (T&lt;=t) one-tail</text:p>
          </table:table-cell>
          <table:table-cell table:formula="of:=LEGACY.TDIST(ABS([$Ejercicio1.$G$32]); [$Ejercicio1.$G$31]; 1)" office:value-type="float" office:value="0.151155350878595" calcext:value-type="float">
            <text:p>0.15115535087859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 Critical one-tail</text:p>
          </table:table-cell>
          <table:table-cell table:formula="of:=TINV(2*[$Ejercicio1.$G$22]; [$Ejercicio1.$G$31])" office:value-type="float" office:value="1.89457860509001" calcext:value-type="float">
            <text:p>1.89457860509001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 (T&lt;=t) two-tail</text:p>
          </table:table-cell>
          <table:table-cell table:formula="of:=LEGACY.TDIST(ABS([$Ejercicio1.$G$32]); [$Ejercicio1.$G$31]; 2)" office:value-type="float" office:value="0.302310701757189" calcext:value-type="float">
            <text:p>0.302310701757189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 Critical two-tail</text:p>
          </table:table-cell>
          <table:table-cell table:formula="of:=TINV([$Ejercicio1.$G$22]; [$Ejercicio1.$G$31])" office:value-type="float" office:value="2.36462425159279" calcext:value-type="float">
            <text:p>2.3646242515927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09:07:18.345169819</meta:creation-date>
    <dc:date>2022-11-10T09:20:43.254849223</dc:date>
    <meta:editing-duration>PT3M14S</meta:editing-duration>
    <meta:editing-cycles>1</meta:editing-cycles>
    <meta:document-statistic meta:table-count="1" meta:cell-count="84" meta:object-count="0"/>
    <meta:generator>LibreOffice/7.3.6.2$Linux_X86_64 LibreOffice_project/30$Build-2</meta:generator>
  </office:meta>
</office:document-meta>
</file>